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400000087000000B0F02231167A51BCC5.gif" manifest:media-type="image/gif"/>
  <manifest:file-entry manifest:full-path="Pictures/10000000000002D00000021C9A486A8EDFE5B991.jpg" manifest:media-type="image/jpeg"/>
  <manifest:file-entry manifest:full-path="Pictures/10000201000001FC0000017A1FCA4243F6D44950.png" manifest:media-type="image/png"/>
  <manifest:file-entry manifest:full-path="Pictures/10000000000002D00000021CADBA919C59472437.jpg" manifest:media-type="image/jpeg"/>
  <manifest:file-entry manifest:full-path="Pictures/100002000000008000000080065B158C93CE54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resentación día 3</text:span>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5" draw:layer="layout" svg:width="20.954cm" svg:height="3.174cm" svg:x="3.175cm" svg:y="0.763cm" presentation:class="title" presentation:placeholder="true" presentation:user-transformed="true">
          <draw:text-box/>
        </draw:frame>
        <draw:frame draw:name="Content Placeholder 2" presentation:style-name="pr5" draw:text-style-name="P6" draw:layer="layout" svg:width="20.954cm" svg:height="12.571cm" svg:x="3.175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5" draw:layer="layout" svg:width="20.954cm" svg:height="3.174cm" svg:x="3.175cm" svg:y="0.76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</text:span><text:span text:style-name="MT4">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4</meta:editing-cycles>
    <meta:creation-date>2021-01-18T14:31:15.283756298</meta:creation-date>
    <dc:date>2021-01-20T09:04:08.362124891</dc:date>
    <meta:editing-duration>PT2H13M54S</meta:editing-duration>
    <meta:generator>LibreOffice/6.0.7.3$Linux_X86_64 LibreOffice_project/00m0$Build-3</meta:generator>
    <meta:document-statistic meta:object-count="68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